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593cm" style:rel-column-width="8581*"/>
    </style:style>
    <style:style style:name="Tabella4.B" style:family="table-column">
      <style:table-column-properties style:column-width="7.62cm" style:rel-column-width="25219*"/>
    </style:style>
    <style:style style:name="Tabella4.C" style:family="table-column">
      <style:table-column-properties style:column-width="9.589cm" style:rel-column-width="31735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9.604cm" fo:margin-left="0cm" table:align="left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6.191cm"/>
    </style:style>
    <style:style style:name="Tabella5.C" style:family="table-column">
      <style:table-column-properties style:column-width="1.217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4" style:family="text">
      <style:text-properties fo:color="#729fcf" officeooo:rsid="003c366e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officeooo:rsid="007deb64"/>
    </style:style>
    <style:style style:name="T7" style:family="text">
      <style:text-properties officeooo:rsid="0076540d"/>
    </style:style>
    <style:style style:name="T8" style:family="text">
      <style:text-properties officeooo:rsid="009a108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stinte prodotti ordinati:<text:span text:style-name="T4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2">Prodotto</text:p>
            </table:table-cell>
            <table:covered-table-cell/>
            <table:table-cell table:style-name="Tabella4.C1" office:value-type="string">
              <text:p text:style-name="P22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0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6"><text:placeholder text:placeholder-type="text">&lt;item.default_code&gt;</text:placeholder></text:p>
          </table:table-cell>
          <table:table-cell table:style-name="Tabella4.B3" office:value-type="string">
            <text:p text:style-name="P19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6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7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18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0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8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8"/>
          </table:table-cell>
        </table:table-row>
        <table:table-row>
          <table:table-cell table:style-name="Tabella4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6:25:55.826830360</dc:date>
    <dc:creator>thebrush </dc:creator>
    <meta:editing-duration>PT14H26M18S</meta:editing-duration>
    <meta:editing-cycles>142</meta:editing-cycles>
    <meta:document-statistic meta:table-count="2" meta:image-count="1" meta:object-count="0" meta:page-count="1" meta:paragraph-count="15" meta:word-count="58" meta:character-count="476" meta:non-whitespace-character-count="439"/>
  </office:meta>
</office:document-meta>
</file>